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999cm" fo:min-width="7.637cm"/>
    </style:style>
    <style:style style:name="gr2" style:family="graphic" style:parent-style-name="standard">
      <style:graphic-properties draw:fill-color="#ffcccc" draw:textarea-horizontal-align="justify" draw:textarea-vertical-align="middle" draw:auto-grow-height="false" fo:min-height="7.291cm" fo:min-width="6.103cm"/>
    </style:style>
    <style:style style:name="gr3" style:family="graphic" style:parent-style-name="standard">
      <style:graphic-properties draw:fill-color="#ffff99" draw:opacity="69%" draw:opacity-name="" draw:textarea-horizontal-align="justify" draw:textarea-vertical-align="middle" draw:auto-grow-height="false" fo:min-height="6.415cm" fo:min-width="2.022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0.559cm" fo:min-width="0.30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cccc"/>
      <style:paragraph-properties fo:text-align="center"/>
    </style:style>
    <style:style style:name="P3" style:family="paragraph">
      <loext:graphic-properties draw:fill-color="#ffff99" draw:opacity="69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3ca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16.129cm" svg:x="1.762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17cm" svg:height="8.255cm" svg:x="2.573cm" svg:y="2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94cm" svg:height="6.937cm" svg:x="6.572cm" svg:y="3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1.143cm" svg:height="1.143cm" svg:x="5.413cm" svg:y="15.652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143cm" svg:height="1.143cm" svg:x="5.413cm" svg:y="13.652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143cm" svg:height="1.143cm" svg:x="5.413cm" svg:y="11.652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1.143cm" svg:height="1.143cm" svg:x="3.413cm" svg:y="9.652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1.143cm" svg:height="1.143cm" svg:x="3.413cm" svg:y="7.652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1.143cm" svg:height="1.143cm" svg:x="7.413cm" svg:y="8.652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1.143cm" svg:height="1.143cm" svg:x="7.413cm" svg:y="6.652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1.143cm" svg:height="1.143cm" svg:x="7.413cm" svg:y="4.652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5.985cm" svg:y1="14.795cm" svg:x2="5.985cm" svg:y2="15.652cm" draw:start-shape="id1" draw:start-glue-point="8" draw:end-shape="id2" draw:end-glue-point="4" svg:d="M5985 14795v857" svg:viewBox="0 0 1 858">
          <text:p/>
        </draw:connector>
        <draw:connector draw:style-name="gr5" draw:text-style-name="P6" draw:layer="layout" draw:type="line" svg:x1="5.985cm" svg:y1="12.795cm" svg:x2="5.985cm" svg:y2="13.652cm" draw:start-shape="id3" draw:start-glue-point="8" draw:end-shape="id1" draw:end-glue-point="4" svg:d="M5985 12795v857" svg:viewBox="0 0 1 858">
          <text:p/>
        </draw:connector>
        <draw:connector draw:style-name="gr5" draw:text-style-name="P6" draw:layer="layout" draw:type="curve" draw:line-skew="0cm 2.01cm 1.953cm" svg:x1="3.985cm" svg:y1="10.795cm" svg:x2="5.985cm" svg:y2="11.652cm" draw:start-shape="id4" draw:start-glue-point="8" draw:end-shape="id3" draw:end-glue-point="4" svg:d="M3985 10795c0 751 936 502 936 405 0-96 1064-371 1064 452" svg:viewBox="0 0 2001 858">
          <text:p/>
        </draw:connector>
        <draw:connector draw:style-name="gr5" draw:text-style-name="P6" draw:layer="layout" draw:type="curve" svg:x1="7.985cm" svg:y1="9.795cm" svg:x2="5.985cm" svg:y2="11.652cm" draw:start-shape="id5" draw:start-glue-point="8" draw:end-shape="id3" draw:end-glue-point="4" svg:d="M7985 9795c0 1392-2000 464-2000 1857" svg:viewBox="0 0 2001 1858">
          <text:p/>
        </draw:connector>
        <draw:connector draw:style-name="gr5" draw:text-style-name="P6" draw:layer="layout" draw:type="curve" svg:x1="3.985cm" svg:y1="8.795cm" svg:x2="3.985cm" svg:y2="9.652cm" draw:start-shape="id6" draw:start-glue-point="8" draw:end-shape="id4" draw:end-glue-point="4" svg:d="M3985 8795v857" svg:viewBox="0 0 1 858">
          <text:p/>
        </draw:connector>
        <draw:connector draw:style-name="gr5" draw:text-style-name="P6" draw:layer="layout" draw:type="curve" svg:x1="7.985cm" svg:y1="7.795cm" svg:x2="7.985cm" svg:y2="8.652cm" draw:start-shape="id7" draw:start-glue-point="8" draw:end-shape="id5" draw:end-glue-point="4" svg:d="M7985 7795v857" svg:viewBox="0 0 1 858">
          <text:p/>
        </draw:connector>
        <draw:connector draw:style-name="gr5" draw:text-style-name="P6" draw:layer="layout" draw:type="curve" svg:x1="7.985cm" svg:y1="5.795cm" svg:x2="7.985cm" svg:y2="6.652cm" draw:start-shape="id8" draw:start-glue-point="8" draw:end-shape="id7" draw:end-glue-point="4" svg:d="M7985 5795v857" svg:viewBox="0 0 1 858">
          <text:p/>
        </draw:connector>
        <draw:frame draw:style-name="gr6" draw:text-style-name="P8" draw:layer="layout" svg:width="2.794cm" svg:height="1.143cm" svg:x="2.905cm" svg:y="3.429cm">
          <draw:text-box>
            <text:p text:style-name="P7"><text:span text:style-name="T1">git f...h</text:span></text:p>
          </draw:text-box>
        </draw:frame>
        <draw:frame draw:style-name="gr6" draw:text-style-name="P8" draw:layer="layout" svg:width="2.794cm" svg:height="1.143cm" svg:x="6.705cm" svg:y="3.43cm">
          <draw:text-box>
            <text:p text:style-name="P7"><text:span text:style-name="T1">git f..h</text:span></text:p>
          </draw:text-box>
        </draw:frame>
        <draw:frame draw:style-name="gr6" draw:text-style-name="P8" draw:layer="layout" svg:width="2.794cm" svg:height="1.143cm" svg:x="4.705cm" svg:y="17.23cm">
          <draw:text-box>
            <text:p text:style-name="P7"><text:span text:style-name="T1">git f 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4T17:07:33.910662177</dc:date>
    <meta:editing-duration>PT27M16S</meta:editing-duration>
    <meta:editing-cycles>11</meta:editing-cycles>
    <meta:generator>LibreOffice/5.1.6.2$Linux_X86_64 LibreOffice_project/10m0$Build-2</meta:generator>
    <meta:document-statistic meta:object-count="21"/>
  </office:meta>
</office:document-meta>
</file>